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style:writing-mode="page"/>
    </style:style>
    <style:style style:name="P1" style:family="paragraph" style:parent-style-name="Standard">
      <style:text-properties fo:font-weight="bold" officeooo:rsid="0004c402" officeooo:paragraph-rsid="0004c402" style:font-weight-asian="bold" style:font-weight-complex="bold"/>
    </style:style>
    <style:style style:name="P2" style:family="paragraph" style:parent-style-name="Standard">
      <style:text-properties fo:font-weight="normal" officeooo:rsid="0004c402" officeooo:paragraph-rsid="0004c402" style:font-weight-asian="normal" style:font-weight-complex="normal"/>
    </style:style>
    <style:style style:name="P3" style:family="paragraph" style:parent-style-name="Standard">
      <style:text-properties style:text-position="0% 100%" fo:font-weight="normal" officeooo:rsid="00053ce3" officeooo:paragraph-rsid="00053ce3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06e3f0" officeooo:paragraph-rsid="0006e3f0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07d366" officeooo:paragraph-rsid="0007d366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86b2e" officeooo:paragraph-rsid="00086b2e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0a4464" officeooo:paragraph-rsid="000a4464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0af003" officeooo:paragraph-rsid="000af003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0cdbcf" officeooo:paragraph-rsid="000cdbcf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0e42ad" officeooo:paragraph-rsid="000e42ad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103ca9" officeooo:paragraph-rsid="00103c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132593" officeooo:paragraph-rsid="00132593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132593" officeooo:paragraph-rsid="0014a72e" style:font-weight-asian="normal" style:font-weight-complex="normal"/>
    </style:style>
    <style:style style:name="P14" style:family="paragraph" style:parent-style-name="Standard">
      <style:text-properties officeooo:paragraph-rsid="0014a72e"/>
    </style:style>
    <style:style style:name="P15" style:family="paragraph" style:parent-style-name="Table_20_Contents">
      <style:text-properties officeooo:rsid="001134a3" officeooo:paragraph-rsid="001134a3"/>
    </style:style>
    <style:style style:name="P16" style:family="paragraph" style:parent-style-name="Table_20_Contents">
      <style:text-properties officeooo:rsid="0014a72e" officeooo:paragraph-rsid="0014a72e"/>
    </style:style>
    <style:style style:name="P17" style:family="paragraph" style:parent-style-name="Standard" style:list-style-name="L1">
      <style:text-properties style:text-position="0% 100%" fo:font-weight="normal" officeooo:rsid="0004c402" officeooo:paragraph-rsid="0004c402" style:font-weight-asian="normal" style:font-weight-complex="normal"/>
    </style:style>
    <style:style style:name="P18" style:family="paragraph" style:parent-style-name="Standard" style:list-style-name="L1">
      <style:text-properties style:text-position="0% 100%" fo:font-weight="normal" officeooo:rsid="0004c402" officeooo:paragraph-rsid="00053ce3" style:font-weight-asian="normal" style:font-weight-complex="normal"/>
    </style:style>
    <style:style style:name="P19" style:family="paragraph" style:parent-style-name="Standard" style:list-style-name="L1">
      <style:text-properties style:text-position="0% 100%" fo:font-weight="normal" officeooo:rsid="0004c402" officeooo:paragraph-rsid="0019c250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04c402" officeooo:paragraph-rsid="0004c402" style:font-weight-asian="normal" style:font-weight-complex="normal"/>
    </style:style>
    <style:style style:name="P21" style:family="paragraph" style:parent-style-name="Standard" style:list-style-name="L1">
      <style:text-properties style:text-position="0% 100%" fo:font-weight="normal" officeooo:rsid="00053ce3" officeooo:paragraph-rsid="0004c402" style:font-weight-asian="normal" style:font-weight-complex="normal"/>
    </style:style>
    <style:style style:name="P22" style:family="paragraph" style:parent-style-name="Standard" style:list-style-name="L1">
      <style:text-properties style:text-position="0% 100%" fo:font-weight="normal" officeooo:rsid="00053ce3" officeooo:paragraph-rsid="00053ce3" style:font-weight-asian="normal" style:font-weight-complex="normal"/>
    </style:style>
    <style:style style:name="P23" style:family="paragraph" style:parent-style-name="Standard" style:list-style-name="L1">
      <style:text-properties style:text-position="0% 100%" fo:font-weight="normal" officeooo:rsid="0007d366" officeooo:paragraph-rsid="0007d366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07d366" officeooo:paragraph-rsid="0007d366" style:font-weight-asian="normal" style:font-weight-complex="normal"/>
    </style:style>
    <style:style style:name="P25" style:family="paragraph" style:parent-style-name="Standard" style:list-style-name="L2">
      <style:text-properties style:text-position="0% 100%" fo:font-weight="normal" officeooo:rsid="00086b2e" officeooo:paragraph-rsid="00086b2e" style:font-weight-asian="normal" style:font-weight-complex="normal"/>
    </style:style>
    <style:style style:name="P26" style:family="paragraph" style:parent-style-name="Standard" style:list-style-name="L3">
      <style:text-properties style:text-position="0% 100%" fo:font-weight="normal" officeooo:rsid="000a4464" officeooo:paragraph-rsid="000a4464" style:font-weight-asian="normal" style:font-weight-complex="normal"/>
    </style:style>
    <style:style style:name="P27" style:family="paragraph" style:parent-style-name="Standard" style:list-style-name="L4">
      <style:text-properties style:text-position="0% 100%" fo:font-weight="normal" officeooo:rsid="000af003" officeooo:paragraph-rsid="000af003" style:font-weight-asian="normal" style:font-weight-complex="normal"/>
    </style:style>
    <style:style style:name="P28" style:family="paragraph" style:parent-style-name="Standard" style:list-style-name="L5">
      <style:text-properties style:text-position="0% 100%" fo:font-weight="normal" officeooo:rsid="000af003" officeooo:paragraph-rsid="000af003" style:font-weight-asian="normal" style:font-weight-complex="normal"/>
    </style:style>
    <style:style style:name="P29" style:family="paragraph" style:parent-style-name="Standard" style:list-style-name="L5">
      <style:text-properties style:text-position="0% 100%" fo:font-weight="normal" officeooo:rsid="000cdbcf" officeooo:paragraph-rsid="000cdbcf" style:font-weight-asian="normal" style:font-weight-complex="normal"/>
    </style:style>
    <style:style style:name="P30" style:family="paragraph" style:parent-style-name="Standard" style:list-style-name="L6">
      <style:text-properties style:text-position="0% 100%" fo:font-weight="normal" officeooo:rsid="000cdbcf" officeooo:paragraph-rsid="000cdbcf" style:font-weight-asian="normal" style:font-weight-complex="normal"/>
    </style:style>
    <style:style style:name="P31" style:family="paragraph" style:parent-style-name="Standard" style:list-style-name="L7">
      <style:text-properties style:text-position="0% 100%" fo:font-weight="normal" officeooo:rsid="000e42ad" officeooo:paragraph-rsid="000e42ad" style:font-weight-asian="normal" style:font-weight-complex="normal"/>
    </style:style>
    <style:style style:name="P32" style:family="paragraph" style:parent-style-name="Standard" style:list-style-name="L8">
      <style:text-properties style:text-position="0% 100%" fo:font-weight="normal" officeooo:rsid="00103ca9" officeooo:paragraph-rsid="00103ca9" style:font-weight-asian="normal" style:font-weight-complex="normal"/>
    </style:style>
    <style:style style:name="P33" style:family="paragraph" style:parent-style-name="Standard" style:list-style-name="L9">
      <style:text-properties style:text-position="0% 100%" fo:font-weight="normal" officeooo:rsid="00132593" officeooo:paragraph-rsid="00132593" style:font-weight-asian="normal" style:font-weight-complex="normal"/>
    </style:style>
    <style:style style:name="P34" style:family="paragraph" style:parent-style-name="Standard" style:list-style-name="L9">
      <style:text-properties style:text-position="0% 100%" fo:font-weight="normal" officeooo:rsid="00132593" officeooo:paragraph-rsid="0014a72e" style:font-weight-asian="normal" style:font-weight-complex="normal"/>
    </style:style>
    <style:style style:name="P35" style:family="paragraph" style:parent-style-name="Standard" style:list-style-name="L9">
      <style:text-properties style:text-position="0% 100%" fo:font-weight="normal" officeooo:rsid="0014a72e" officeooo:paragraph-rsid="0014a72e" style:font-weight-asian="normal" style:font-weight-complex="normal"/>
    </style:style>
    <style:style style:name="P36" style:family="paragraph" style:parent-style-name="Standard" style:list-style-name="L1">
      <style:text-properties officeooo:rsid="00053ce3" officeooo:paragraph-rsid="00053ce3"/>
    </style:style>
    <style:style style:name="P37" style:family="paragraph" style:parent-style-name="Standard" style:list-style-name="L1">
      <style:text-properties officeooo:rsid="0006e3f0" officeooo:paragraph-rsid="0006e3f0"/>
    </style:style>
    <style:style style:name="P38" style:family="paragraph" style:parent-style-name="Standard" style:list-style-name="L2">
      <style:text-properties officeooo:rsid="00086b2e" officeooo:paragraph-rsid="00086b2e"/>
    </style:style>
    <style:style style:name="P39" style:family="paragraph" style:parent-style-name="Standard" style:list-style-name="L5">
      <style:text-properties officeooo:rsid="000cdbcf" officeooo:paragraph-rsid="000cdbcf"/>
    </style:style>
    <style:style style:name="P40" style:family="paragraph" style:parent-style-name="Standard" style:list-style-name="L9">
      <style:text-properties officeooo:rsid="00160a4d" officeooo:paragraph-rsid="00160a4d"/>
    </style:style>
    <style:style style:name="P41" style:family="paragraph" style:parent-style-name="Standard">
      <style:text-properties officeooo:rsid="00167a2c" officeooo:paragraph-rsid="00167a2c"/>
    </style:style>
    <style:style style:name="P42" style:family="paragraph" style:parent-style-name="Standard" style:list-style-name="L10">
      <style:text-properties officeooo:rsid="00167a2c" officeooo:paragraph-rsid="00167a2c"/>
    </style:style>
    <style:style style:name="P43" style:family="paragraph" style:parent-style-name="Standard" style:list-style-name="L12">
      <style:text-properties officeooo:rsid="0017d550" officeooo:paragraph-rsid="0017d550"/>
    </style:style>
    <style:style style:name="P44" style:family="paragraph" style:parent-style-name="Table_20_Contents" style:list-style-name="L9">
      <style:text-properties officeooo:paragraph-rsid="0014a72e"/>
    </style:style>
    <style:style style:name="P45" style:family="paragraph" style:parent-style-name="Table_20_Contents" style:list-style-name="L9">
      <style:text-properties officeooo:rsid="0014a72e" officeooo:paragraph-rsid="0014a72e"/>
    </style:style>
    <style:style style:name="P46" style:family="paragraph" style:parent-style-name="Table_20_Contents" style:list-style-name="L10">
      <style:text-properties officeooo:rsid="00167a2c" officeooo:paragraph-rsid="00167a2c"/>
    </style:style>
    <style:style style:name="P47" style:family="paragraph" style:parent-style-name="Table_20_Contents">
      <style:paragraph-properties fo:text-align="center" style:justify-single-word="false"/>
      <style:text-properties officeooo:rsid="00167a2c" officeooo:paragraph-rsid="00167a2c"/>
    </style:style>
    <style:style style:name="P48" style:family="paragraph" style:parent-style-name="Table_20_Contents" style:list-style-name="L10">
      <style:text-properties officeooo:paragraph-rsid="00167a2c"/>
    </style:style>
    <style:style style:name="P49" style:family="paragraph" style:parent-style-name="Table_20_Contents">
      <style:paragraph-properties fo:text-align="center" style:justify-single-word="false"/>
      <style:text-properties officeooo:rsid="0017d550" officeooo:paragraph-rsid="0017d550"/>
    </style:style>
    <style:style style:name="P50" style:family="paragraph" style:parent-style-name="Table_20_Contents" style:list-style-name="L1">
      <style:text-properties officeooo:rsid="0019aebf" officeooo:paragraph-rsid="0019aebf"/>
    </style:style>
    <style:style style:name="P51" style:family="paragraph" style:parent-style-name="Table_20_Contents" style:list-style-name="L1">
      <style:text-properties officeooo:paragraph-rsid="0019aebf"/>
    </style:style>
    <style:style style:name="P5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04c402" style:font-weight-asian="normal" style:font-weight-complex="normal"/>
    </style:style>
    <style:style style:name="T4" style:family="text">
      <style:text-properties style:text-position="0% 100%" fo:font-weight="normal" officeooo:rsid="000a4464" style:font-weight-asian="normal" style:font-weight-complex="normal"/>
    </style:style>
    <style:style style:name="T5" style:family="text">
      <style:text-properties style:text-position="0% 100%" fo:font-weight="normal" officeooo:rsid="000af003" style:font-weight-asian="normal" style:font-weight-complex="normal"/>
    </style:style>
    <style:style style:name="T6" style:family="text">
      <style:text-properties officeooo:rsid="00053ce3"/>
    </style:style>
    <style:style style:name="T7" style:family="text">
      <style:text-properties officeooo:rsid="0014a72e"/>
    </style:style>
    <style:style style:name="T8" style:family="text">
      <style:text-properties officeooo:rsid="00167a2c"/>
    </style:style>
    <style:style style:name="T9" style:family="text">
      <style:text-properties officeooo:rsid="0017d550"/>
    </style:style>
    <style:style style:name="T10" style:family="text">
      <style:text-properties officeooo:rsid="0019aebf"/>
    </style:style>
    <style:style style:name="T11" style:family="text">
      <style:text-properties officeooo:rsid="001b1a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1.563cm" fo:min-width="1.4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73cm" fo:min-width="1.2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</text:p>
      <text:p text:style-name="P2">Tipos de função</text:p>
      <text:list xml:id="list250216106" text:style-name="L1">
        <text:list-item>
          <text:p text:style-name="P17">estrutura → </text:p>
          <text:p text:style-name="P17">function nome(parametros) { </text:p>
          <text:list>
            <text:list-header>
              <text:p text:style-name="P17">instruções </text:p>
            </text:list-header>
          </text:list>
          <text:p text:style-name="P17">};</text:p>
        </text:list-item>
        <text:list-item>
          <text:p text:style-name="P17">quando invocamos o <text:span text:style-name="T1">return</text:span>, a função deixa de ser executada.</text:p>
        </text:list-item>
        <text:list-item>
          <text:p text:style-name="P17">Função anônima → funções que representam expressões. Um variável pode armazenar uma função. </text:p>
        </text:list-item>
      </text:list>
      <table:table table:name="Tabela6" table:style-name="Tabela6">
        <table:table-column table:style-name="Tabela6.A"/>
        <table:table-row table:style-name="TableLine2570849516624">
          <table:table-cell table:style-name="Tabela6.A1" office:value-type="string">
            <text:list xml:id="list154852518351235" text:continue-numbering="true" text:style-name="L1">
              <text:list-item>
                <text:list>
                  <text:list-item>
                    <text:p text:style-name="P19">Ex: </text:p>
                    <text:p text:style-name="P19">const soma = function (a, b) { </text:p>
                    <text:list>
                      <text:list-header>
                        <text:p text:style-name="P19">return a + b </text:p>
                      </text:list-header>
                    </text:list>
                    <text:p text:style-name="P19">};</text:p>
                    <text:p text:style-name="P19">soma (1, 2) → 3; soma (5, 4) → 9.</text:p>
                  </text:list-item>
                </text:list>
              </text:list-item>
            </text:list>
          </table:table-cell>
        </table:table-row>
      </table:table>
      <text:p text:style-name="P20"/>
      <text:list xml:id="list154852125500389" text:continue-numbering="true" text:style-name="L1">
        <text:list-header>
          <text:p text:style-name="P17"/>
        </text:list-header>
        <text:list-item>
          <text:p text:style-name="P17">Função autoinvocável (IIFE → Immediately invoked function expression)</text:p>
          <text:list>
            <text:list-item>
              <text:p text:style-name="P17">uma função anônima entre parênteses, seguida por outro par de parênteses, que representa sua chamada. <text:span text:style-name="T6">A função é executada logo e retorna.</text:span></text:p>
            </text:list-item>
            <text:list-item>
              <text:p text:style-name="P17">Ex:</text:p>
              <text:p text:style-name="P17">{</text:p>
              <text:list>
                <text:list-header>
                  <text:p text:style-name="P17">function() {</text:p>
                  <text:list>
                    <text:list-header>
                      <text:p text:style-name="P17">let name = “Digital Innovation One”</text:p>
                      <text:p text:style-name="P17">return name;</text:p>
                    </text:list-header>
                  </text:list>
                  <text:p text:style-name="P17">}</text:p>
                </text:list-header>
              </text:list>
              <text:p text:style-name="P21">}( );</text:p>
              <text:p text:style-name="P18"/>
            </text:list-item>
            <text:list-item>
              <text:p text:style-name="P18">{</text:p>
              <text:list>
                <text:list-header>
                  <text:p text:style-name="P36"><text:span text:style-name="T3">f</text:span><text:span text:style-name="T2">unction(a, b) {</text:span></text:p>
                  <text:list>
                    <text:list-header>
                      <text:p text:style-name="P22">return a + b;</text:p>
                    </text:list-header>
                  </text:list>
                  <text:p text:style-name="P22">}</text:p>
                </text:list-header>
              </text:list>
              <text:p text:style-name="P22">}(1, 2); → 3</text:p>
              <text:p text:style-name="P22"/>
            </text:list-item>
            <text:list-item>
              <text:p text:style-name="P22">const soma3 = {</text:p>
              <text:list>
                <text:list-header>
                  <text:p text:style-name="P22">function( ) {</text:p>
                  <text:list>
                    <text:list-header>
                      <text:p text:style-name="P22">return a + b;</text:p>
                    </text:list-header>
                  </text:list>
                  <text:p text:style-name="P22">}</text:p>
                </text:list-header>
              </text:list>
              <text:p text:style-name="P22">}(1, 2);</text:p>
              <text:p text:style-name="P22">console.log(soma3); → 3</text:p>
            </text:list-item>
          </text:list>
        </text:list-item>
      </text:list>
      <text:p text:style-name="P3"/>
      <text:list xml:id="list154853222307131" text:continue-numbering="true" text:style-name="L1">
        <text:list-item>
          <text:p text:style-name="P22">callbacks → é uma função passada como argumento para outra função;</text:p>
          <text:list>
            <text:list-item>
              <text:p text:style-name="P22">Ex:</text:p>
              <text:p text:style-name="P22">const calc = function (operacao, num1, num2) {</text:p>
              <text:list>
                <text:list-header>
                  <text:p text:style-name="P22">return operacao (num1, num2);</text:p>
                </text:list-header>
              </text:list>
              <text:p text:style-name="P22">}</text:p>
              <text:p text:style-name="P22"/>
              <text:p text:style-name="P22">const soma = function (num1, num2) {</text:p>
              <text:list text:continue-numbering="true">
                <text:list-header>
                  <text:p text:style-name="P22">return num1 + num2;</text:p>
                </text:list-header>
              </text:list>
              <text:p text:style-name="P22">}</text:p>
              <text:p text:style-name="P22"/>
              <text:p text:style-name="P22">const sub = function (num1, num2) {</text:p>
              <text:list text:continue-numbering="true">
                <text:list-header>
                  <text:p text:style-name="P22">return num1 – num2;</text:p>
                </text:list-header>
              </text:list>
              <text:p text:style-name="P22"><text:soft-page-break/>}</text:p>
              <text:p text:style-name="P22">const resultSoma = calc(soma, 1, 2);</text:p>
              <text:p text:style-name="P22">const resultSub = calc(sub, 1, 2);</text:p>
              <text:p text:style-name="P22"/>
              <text:p text:style-name="P22">console.log(resultSoma); → 3</text:p>
              <text:p text:style-name="P22">console.log(resultSub); → -1</text:p>
            </text:list-item>
          </text:list>
          <text:p text:style-name="P37"/>
        </text:list-item>
      </text:list>
      <text:p text:style-name="P4">Parâmetros</text:p>
      <text:list xml:id="list154853772662472" text:continue-numbering="true" text:style-name="L1">
        <text:list-item>
          <text:p text:style-name="P23"><text:span text:style-name="T10">V</text:span>alores padrão.</text:p>
        </text:list-item>
        <text:list-item>
          <text:p text:style-name="P23"><text:span text:style-name="T10">A</text:span>rguments → um array com todos os parâmetros passados quando a função foi invocada.</text:p>
        </text:list-item>
      </text:list>
      <table:table table:name="Tabela5" table:style-name="Tabela5">
        <table:table-column table:style-name="Tabela5.A"/>
        <table:table-row table:style-name="TableLine2570849524784">
          <table:table-cell table:style-name="Tabela5.A1" office:value-type="string">
            <text:list xml:id="list154854021021629" text:continue-numbering="true" text:style-name="L1">
              <text:list-header>
                <text:p text:style-name="P51"><text:span text:style-name="T10">function findMax ( ) { // ( ) → tem nada ou tem uma quantidade indefinida de argumentos</text:span></text:p>
                <text:list>
                  <text:list-header>
                    <text:p text:style-name="P50">let max = - Infinity;</text:p>
                    <text:p text:style-name="P50"/>
                    <text:p text:style-name="P50">for (let i = 0; i &lt; arguments.lenght; i++) {</text:p>
                    <text:list>
                      <text:list-header>
                        <text:p text:style-name="P50">if (arguments[i] &gt; max) {</text:p>
                        <text:p text:style-name="P50">}</text:p>
                      </text:list-header>
                    </text:list>
                    <text:p text:style-name="P50">}</text:p>
                    <text:p text:style-name="P50">return max;</text:p>
                  </text:list-header>
                </text:list>
                <text:p text:style-name="P51"><text:span text:style-name="T10">}</text:span></text:p>
              </text:list-header>
              <text:list-item>
                <text:p text:style-name="P50">s</text:p>
              </text:list-item>
              <text:list-item>
                <text:p text:style-name="P50">findMax (1, 2, 3, 6, 90, 1) // 90</text:p>
              </text:list-item>
            </text:list>
          </table:table-cell>
        </table:table-row>
      </table:table>
      <text:p text:style-name="P5"/>
      <text:p text:style-name="P5"/>
      <text:p text:style-name="P6">Arrays</text:p>
      <text:list xml:id="list2888324530" text:style-name="L2">
        <text:list-item>
          <text:p text:style-name="P25">spread → uma forma de lidar separadamente com os elementos de um array. O que era parte de um array se torna um elemento independente. Ex:</text:p>
        </text:list-item>
        <text:list-item>
          <text:p text:style-name="P25">function sum (x, y, z) {</text:p>
          <text:list>
            <text:list-header>
              <text:p text:style-name="P25">return x + y + z;</text:p>
            </text:list-header>
          </text:list>
          <text:p text:style-name="P25">}</text:p>
          <text:p text:style-name="P25">const numbers = [1, 2, 3];</text:p>
          <text:p text:style-name="P25"/>
          <text:p text:style-name="P25">console.log(sum( ...numbers));</text:p>
          <text:p text:style-name="P25"/>
        </text:list-item>
        <text:list-item>
          <text:p text:style-name="P25">rest → combina os argumentos em um array. O que era um elemento independente se torna parte de um array. Ex:</text:p>
          <text:p text:style-name="P25">function confereTamanho (...args) {</text:p>
          <text:list>
            <text:list-header>
              <text:p text:style-name="P38"><text:span text:style-name="T2">console.log(args.lengt</text:span><text:span text:style-name="T4">h</text:span><text:span text:style-name="T2">)</text:span></text:p>
            </text:list-header>
          </text:list>
          <text:p text:style-name="P25">}</text:p>
          <text:p text:style-name="P25">confereTamanho( ) <text:s/>// 0</text:p>
          <text:p text:style-name="P25">confereTamanho(1, 2) // 2</text:p>
          <text:p text:style-name="P25">confereTamanho(3, 4, 5) // 3</text:p>
        </text:list-item>
      </text:list>
      <text:p text:style-name="P6"/>
      <text:p text:style-name="P7">Objetos</text:p>
      <text:list xml:id="list3137446205" text:style-name="L3">
        <text:list-item>
          <text:p text:style-name="P26">Desestruturação de objetos (objects destructuring) → entre chaves { }, podemos filtrar apenas os dados que nos interessam em um objeto. Ex:</text:p>
          <text:p text:style-name="P26">const user = {</text:p>
          <text:list>
            <text:list-header>
              <text:p text:style-name="P26">id: 42,</text:p>
              <text:p text:style-name="P26">displayName: ‘jdoe’,</text:p>
              <text:p text:style-name="P26">fullName: {</text:p>
              <text:list>
                <text:list-header>
                  <text:p text:style-name="P26">firstName: ‘John’,</text:p>
                  <text:p text:style-name="P26">lastName: ‘Doe’</text:p>
                </text:list-header>
              </text:list>
              <text:p text:style-name="P26">}</text:p>
            </text:list-header>
          </text:list>
          <text:p text:style-name="P26"><text:soft-page-break/>};</text:p>
          <text:p text:style-name="P26"/>
          <text:p text:style-name="P26">function userId ({id}) {</text:p>
          <text:list text:continue-numbering="true">
            <text:list-header>
              <text:p text:style-name="P26">return id;</text:p>
            </text:list-header>
          </text:list>
          <text:p text:style-name="P26">}</text:p>
          <text:p text:style-name="P26"/>
          <text:p text:style-name="P26">function getFullName ( { fullName: { firstName: first, lastName: last } } ) {</text:p>
          <text:list text:continue-numbering="true">
            <text:list-header>
              <text:p text:style-name="P26">return `${first} ${last}`;</text:p>
            </text:list-header>
          </text:list>
          <text:p text:style-name="P26">}</text:p>
          <text:p text:style-name="P26"/>
          <text:p text:style-name="P26">userId (user); // 42</text:p>
          <text:p text:style-name="P26">getFullName (user); // John Doe</text:p>
        </text:list-item>
      </text:list>
      <text:p text:style-name="P7"/>
      <text:p text:style-name="P8">If/else</text:p>
      <text:p text:style-name="P8"/>
      <text:p text:style-name="P8">For</text:p>
      <text:list xml:id="list1935016314" text:style-name="L4">
        <text:list-item>
          <text:p text:style-name="P27">é um loop dentro de elementos iteráveis. Ex:</text:p>
          <text:p text:style-name="P27">function multiplicaPorDois (arr) {</text:p>
          <text:list>
            <text:list-header>
              <text:p text:style-name="P27">let multiplicados = [ ];</text:p>
              <text:p text:style-name="P27">for (let i = 0; i &lt; arr.length; i++) {</text:p>
              <text:list>
                <text:list-header>
                  <text:p text:style-name="P27">multiplicados.push(arr[i] * 2);</text:p>
                </text:list-header>
              </text:list>
              <text:p text:style-name="P27">}</text:p>
              <text:p text:style-name="P27"/>
              <text:p text:style-name="P27">return multiplicados;</text:p>
            </text:list-header>
          </text:list>
          <text:p text:style-name="P27">}</text:p>
          <text:p text:style-name="P27"/>
          <text:p text:style-name="P27">const multiplicados = [2, 33, 456, 356, 20];</text:p>
          <text:p text:style-name="P27"/>
          <text:p text:style-name="P27">multiplicaPorDois (meusNumeros); // [4, 66, 912, 712, 80]</text:p>
        </text:list-item>
      </text:list>
      <text:p text:style-name="P8"/>
      <text:p text:style-name="P8">for ...in</text:p>
      <text:list xml:id="list470847772" text:style-name="L5">
        <text:list-item>
          <text:p text:style-name="P28">loop entre propriedades enumeráveis de um objeto. Ex:</text:p>
          <text:p text:style-name="P39"><text:span text:style-name="T5">f</text:span><text:span text:style-name="T2">unction forInExmeplo (obj) {</text:span></text:p>
          <text:list>
            <text:list-header>
              <text:p text:style-name="P29">for (prop in obj) {</text:p>
              <text:list>
                <text:list-header>
                  <text:p text:style-name="P29">console.log(prop);</text:p>
                </text:list-header>
              </text:list>
              <text:p text:style-name="P29">}</text:p>
            </text:list-header>
          </text:list>
          <text:p text:style-name="P29">}</text:p>
          <text:p text:style-name="P29"/>
          <text:p text:style-name="P29">const meuObjeto = {</text:p>
          <text:list text:continue-numbering="true">
            <text:list-header>
              <text:p text:style-name="P29">nome: “João”,</text:p>
              <text:p text:style-name="P29">idade: “20”,</text:p>
              <text:p text:style-name="P29">cidade: “Salvador”</text:p>
            </text:list-header>
          </text:list>
          <text:p text:style-name="P29">}</text:p>
          <text:p text:style-name="P29"/>
          <text:p text:style-name="P29">forInExemplo (meuObjeto); // nome // idade // cidade</text:p>
          <text:p text:style-name="P29"/>
        </text:list-item>
        <text:list-item>
          <text:p text:style-name="P29">Ex:</text:p>
          <text:p text:style-name="P29">function forInExemplo (obj) {</text:p>
          <text:list>
            <text:list-header>
              <text:p text:style-name="P29">for (prop in obj) {</text:p>
              <text:list>
                <text:list-header>
                  <text:p text:style-name="P29">console.log (obj[prop]);</text:p>
                </text:list-header>
              </text:list>
              <text:p text:style-name="P29">}</text:p>
            </text:list-header>
          </text:list>
          <text:p text:style-name="P29">}</text:p>
          <text:p text:style-name="P29"><text:soft-page-break/></text:p>
          <text:p text:style-name="P29">const meuObjeto = {</text:p>
          <text:list text:continue-numbering="true">
            <text:list-header>
              <text:p text:style-name="P29">nome: “João”,</text:p>
              <text:p text:style-name="P29">idade: “20”,</text:p>
              <text:p text:style-name="P29">cidade: “Salvador”</text:p>
            </text:list-header>
          </text:list>
          <text:p text:style-name="P29">}</text:p>
          <text:p text:style-name="P29"/>
          <text:p text:style-name="P29">forInExemplo(meuObjeto); // João // 20 // Salvador</text:p>
        </text:list-item>
      </text:list>
      <text:p text:style-name="P9"/>
      <text:p text:style-name="P9">For...of</text:p>
      <text:list xml:id="list2289309950" text:style-name="L6">
        <text:list-item>
          <text:p text:style-name="P30">loop entre estruturas iteráveis (arrays, strings). Ex:</text:p>
          <text:p text:style-name="P30">function logLetras (palavra) {</text:p>
          <text:list>
            <text:list-header>
              <text:p text:style-name="P30">for (letra of palavra) {</text:p>
              <text:list>
                <text:list-header>
                  <text:p text:style-name="P30">console.log (letra);</text:p>
                </text:list-header>
              </text:list>
              <text:p text:style-name="P30">}</text:p>
            </text:list-header>
          </text:list>
          <text:p text:style-name="P30">}</text:p>
          <text:p text:style-name="P30"/>
          <text:p text:style-name="P30">const palavra = “abacaxi”;</text:p>
          <text:p text:style-name="P30">logLetras (palavra) //a //b //a //c //a //x //i</text:p>
          <text:p text:style-name="P30"/>
        </text:list-item>
        <text:list-item>
          <text:p text:style-name="P30">Ex:</text:p>
          <text:p text:style-name="P30">function logNumeros (nums) {</text:p>
          <text:list>
            <text:list-header>
              <text:p text:style-name="P30">for (num of nums) {</text:p>
              <text:list>
                <text:list-header>
                  <text:p text:style-name="P30">console.log (num);</text:p>
                </text:list-header>
              </text:list>
              <text:p text:style-name="P30">}</text:p>
            </text:list-header>
          </text:list>
          <text:p text:style-name="P30">}</text:p>
          <text:p text:style-name="P30"/>
          <text:p text:style-name="P30">const nums = [30, 20, 233, 2];</text:p>
          <text:p text:style-name="P30">logLetras (nums) //30 //20 //233 //2</text:p>
        </text:list-item>
      </text:list>
      <text:p text:style-name="P9"/>
      <text:p text:style-name="P10">While e Do...while</text:p>
      <text:p text:style-name="P10"/>
      <text:list xml:id="list710375027" text:style-name="L7">
        <text:list-item>
          <text:p text:style-name="P31">while → executa instruções até que a condição se torne falsa. Ex:</text:p>
          <text:p text:style-name="P31">function exemploWhile () {</text:p>
          <text:list>
            <text:list-header>
              <text:p text:style-name="P31">let num = 0;</text:p>
              <text:p text:style-name="P31"/>
              <text:p text:style-name="P31">while (num &lt;= 5) {</text:p>
              <text:list>
                <text:list-header>
                  <text:p text:style-name="P31">console.log (num);</text:p>
                  <text:p text:style-name="P31">num++;</text:p>
                </text:list-header>
              </text:list>
              <text:p text:style-name="P31">}</text:p>
            </text:list-header>
          </text:list>
          <text:p text:style-name="P31">}</text:p>
          <text:p text:style-name="P31"/>
          <text:p text:style-name="P31">exemploWhile( ) //0 //1 //2 //3 //4 //5</text:p>
          <text:p text:style-name="P31"/>
        </text:list-item>
        <text:list-item>
          <text:p text:style-name="P31">do...while → executa instruções até que a condição se torne falsa. Porém, a primeira execução sempre ocorre. Ex:</text:p>
          <text:p text:style-name="P31">function exemploWhile () {</text:p>
          <text:list>
            <text:list-header>
              <text:p text:style-name="P31">let num = 6;</text:p>
              <text:p text:style-name="P31"/>
              <text:p text:style-name="P31">do {</text:p>
              <text:list>
                <text:list-header>
                  <text:p text:style-name="P31">console.log (num);</text:p>
                  <text:p text:style-name="P31">num++;</text:p>
                </text:list-header>
              </text:list>
              <text:p text:style-name="P31"><text:soft-page-break/>} while (num &lt;= 5)</text:p>
            </text:list-header>
          </text:list>
          <text:p text:style-name="P31">}</text:p>
        </text:list-item>
      </text:list>
      <text:p text:style-name="P10"><text:tab/></text:p>
      <text:p text:style-name="P10"><text:tab/>exemploWhile( ) //6</text:p>
      <text:p text:style-name="P10"/>
      <text:p text:style-name="P11">Palavra THIS</text:p>
      <text:list xml:id="list1094016619" text:style-name="L8">
        <text:list-item>
          <text:p text:style-name="P32">a palavra reservada this é uma referência de contexto. No exemplo, this refere-se ao objeto pessoa. Quando uma função está dentro de um objeto, ela é chamada de método. This se refere ao objeto pai do objeto.</text:p>
        </text:list-item>
        <text:list-item>
          <text:p text:style-name="P32">O valor do this pode mudar de acordo com o lugar no código onde foi chamado.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2570587534736">
          <table:table-cell table:style-name="Tabela1.A1" office:value-type="string">
            <text:p text:style-name="P15">Contexto</text:p>
          </table:table-cell>
          <table:table-cell table:style-name="Tabela1.A1" office:value-type="string">
            <text:p text:style-name="P15">Referência</text:p>
          </table:table-cell>
        </table:table-row>
        <table:table-row table:style-name="TableLine2570587543168">
          <table:table-cell table:style-name="Tabela1.A1" office:value-type="string">
            <text:p text:style-name="P15">Em um objeto (método)</text:p>
          </table:table-cell>
          <table:table-cell table:style-name="Tabela1.A1" office:value-type="string">
            <text:p text:style-name="P15">Próprio objeto dono do método</text:p>
          </table:table-cell>
        </table:table-row>
        <table:table-row table:style-name="TableLine2570587533648">
          <table:table-cell table:style-name="Tabela1.A1" office:value-type="string">
            <text:p text:style-name="P15">Sozinha</text:p>
          </table:table-cell>
          <table:table-cell table:style-name="Tabela1.A1" office:value-type="string">
            <text:p text:style-name="P15">Objeto global (em navegadores, window)</text:p>
          </table:table-cell>
        </table:table-row>
        <table:table-row table:style-name="TableLine2570587543984">
          <table:table-cell table:style-name="Tabela1.A1" office:value-type="string">
            <text:p text:style-name="P15">Função</text:p>
          </table:table-cell>
          <table:table-cell table:style-name="Tabela1.A1" office:value-type="string">
            <text:p text:style-name="P15">Objeto global</text:p>
          </table:table-cell>
        </table:table-row>
        <table:table-row table:style-name="TableLine2570587529840">
          <table:table-cell table:style-name="Tabela1.A1" office:value-type="string">
            <text:p text:style-name="P15">Evento</text:p>
          </table:table-cell>
          <table:table-cell table:style-name="Tabela1.A1" office:value-type="string">
            <text:p text:style-name="P15">Elemento que recebeu o evento</text:p>
          </table:table-cell>
        </table:table-row>
      </table:table>
      <text:list xml:id="list697378863" text:style-name="L9">
        <text:list-header>
          <text:p text:style-name="P33"/>
        </text:list-header>
        <text:list-item>
          <text:p text:style-name="P33">Método call</text:p>
          <text:list>
            <text:list-item>
              <text:p text:style-name="P35">Ex:</text:p>
              <text:p text:style-name="P35"/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2570587543440">
          <table:table-cell table:style-name="Tabela2.A1" office:value-type="string">
            <text:list xml:id="list154852078709878" text:continue-numbering="true" text:style-name="L9">
              <text:list-header>
                <text:p text:style-name="P34">const pessoa = {</text:p>
                <text:list text:continue-numbering="true">
                  <text:list-header>
                    <text:p text:style-name="P34">nome: ‘Miguel’,</text:p>
                  </text:list-header>
                </text:list>
                <text:p text:style-name="P34">};</text:p>
                <text:p text:style-name="P34"/>
                <text:p text:style-name="P34">const animal = {</text:p>
                <text:list text:continue-numbering="true">
                  <text:list-header>
                    <text:p text:style-name="P34">nome: ‘Murphy’,</text:p>
                  </text:list-header>
                </text:list>
                <text:p text:style-name="P34">};</text:p>
                <text:p text:style-name="P34"/>
                <text:p text:style-name="P34">function getSomething ( ) {</text:p>
                <text:list text:continue-numbering="true">
                  <text:list-header>
                    <text:p text:style-name="P34">console.log (this.nome);</text:p>
                  </text:list-header>
                </text:list>
                <text:p text:style-name="P34">}</text:p>
                <text:p text:style-name="P34"/>
                <text:p text:style-name="P34">getSomething.<text:span text:style-name="T11">call</text:span> (pessoa); // Miguel</text:p>
                <text:p text:style-name="P34">getSomething.<text:span text:style-name="T11">call</text:span> (animal); // Murphy</text:p>
              </text:list-header>
            </text:list>
            <text:p text:style-name="P13"/>
          </table:table-cell>
          <table:table-cell table:style-name="Tabela2.A1" office:value-type="string">
            <text:list xml:id="list154853183592011" text:continue-numbering="true" text:style-name="L9">
              <text:list-item>
                <text:p text:style-name="P45">É possível passar argumentos separados por vírgulas.</text:p>
                <text:p text:style-name="P45">const myObj = {</text:p>
                <text:list>
                  <text:list-header>
                    <text:p text:style-name="P45">num1: 2,</text:p>
                    <text:p text:style-name="P45">num2: 4,</text:p>
                  </text:list-header>
                </text:list>
                <text:p text:style-name="P45">};</text:p>
                <text:p text:style-name="P45"/>
                <text:p text:style-name="P45">function soma (a, b) {</text:p>
                <text:list text:continue-numbering="true">
                  <text:list-header>
                    <text:p text:style-name="P45">console.log (this.num1 + this.num2 + a + b);</text:p>
                  </text:list-header>
                </text:list>
                <text:p text:style-name="P45">}</text:p>
                <text:p text:style-name="P45"/>
                <text:p text:style-name="P45">soma.call (myObj, 1, 5); // 12</text:p>
              </text:list-item>
            </text:list>
          </table:table-cell>
        </table:table-row>
      </table:table>
      <text:p text:style-name="P12"/>
      <text:list xml:id="list154852791293367" text:continue-numbering="true" text:style-name="L9">
        <text:list-item>
          <text:p text:style-name="P35">Método apply</text:p>
          <text:list>
            <text:list-item>
              <text:p text:style-name="P35">Ex:</text:p>
              <text:p text:style-name="P35"/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2570587539360">
          <table:table-cell table:style-name="Tabela3.A1" office:value-type="string">
            <text:list xml:id="list154853793510914" text:continue-numbering="true" text:style-name="L9">
              <text:list-header>
                <text:p text:style-name="P34">const pessoa = {</text:p>
                <text:list text:continue-numbering="true">
                  <text:list-header>
                    <text:p text:style-name="P34">nome: ‘Miguel’,</text:p>
                  </text:list-header>
                </text:list>
                <text:p text:style-name="P34">};</text:p>
                <text:p text:style-name="P34"/>
                <text:p text:style-name="P34">const animal = {</text:p>
                <text:list text:continue-numbering="true">
                  <text:list-header>
                    <text:p text:style-name="P34">nome: ‘Murphy’,</text:p>
                  </text:list-header>
                </text:list>
                <text:p text:style-name="P34">};</text:p>
                <text:p text:style-name="P34"/>
                <text:p text:style-name="P34">function getSomething ( ) {</text:p>
                <text:list text:continue-numbering="true">
                  <text:list-header>
                    <text:p text:style-name="P34">console.log (this.nome);</text:p>
                  </text:list-header>
                </text:list>
                <text:p text:style-name="P34">}</text:p>
                <text:p text:style-name="P34"/>
                <text:p text:style-name="P34">getSomething.<text:span text:style-name="T11">apply </text:span>(pessoa); // Miguel</text:p>
                <text:p text:style-name="P34">getSomething.<text:span text:style-name="T11">apply</text:span> (animal); // Murph<text:span text:style-name="T7">y</text:span></text:p>
              </text:list-header>
            </text:list>
          </table:table-cell>
          <table:table-cell table:style-name="Tabela3.A1" office:value-type="string">
            <text:list xml:id="list154853296370142" text:continue-numbering="true" text:style-name="L9">
              <text:list-item>
                <text:p text:style-name="P45">É possível passar argumentos dentro de um array.</text:p>
                <text:p text:style-name="P44"/>
                <text:p text:style-name="P45">const myObj = {</text:p>
                <text:list>
                  <text:list-header>
                    <text:p text:style-name="P45">num1: 2,</text:p>
                    <text:p text:style-name="P45">num2: 4,</text:p>
                  </text:list-header>
                </text:list>
                <text:p text:style-name="P45">};</text:p>
                <text:p text:style-name="P45"/>
                <text:p text:style-name="P45">function soma (a, b) {</text:p>
                <text:list text:continue-numbering="true">
                  <text:list-header>
                    <text:p text:style-name="P45">console.log (this.num1 + this.num2 + a + b);</text:p>
                  </text:list-header>
                </text:list>
                <text:p text:style-name="P45">}</text:p>
                <text:p text:style-name="P45"/>
                <text:p text:style-name="P45">soma.<text:span text:style-name="T11">apply</text:span> (myObj, [1, 5]); // 12</text:p>
              </text:list-item>
            </text:list>
            <text:p text:style-name="P16"><text:soft-page-break/></text:p>
            <text:p text:style-name="P16"/>
          </table:table-cell>
        </table:table-row>
      </table:table>
      <text:p text:style-name="P14"/>
      <text:list xml:id="list154852140868986" text:continue-numbering="true" text:style-name="L9">
        <text:list-item>
          <text:p text:style-name="P40">Método bind → clona a estrutura da função onde é chamada e aplica o valor do objeto passado como parâmetro.</text:p>
          <text:list>
            <text:list-item>
              <text:p text:style-name="P40">Ex:</text:p>
              <text:p text:style-name="P40">const retornaNomes = function () {</text:p>
              <text:list>
                <text:list-header>
                  <text:p text:style-name="P40">return this.nome;</text:p>
                </text:list-header>
              </text:list>
              <text:p text:style-name="P40">};</text:p>
              <text:p text:style-name="P40"/>
              <text:p text:style-name="P40">let bruno = retornaNomes.bind ({ nome: ‘Bruno’ });</text:p>
              <text:p text:style-name="P40"/>
              <text:p text:style-name="P40">bruno ( ); // Bruno</text:p>
            </text:list-item>
          </text:list>
        </text:list-item>
      </text:list>
      <text:p text:style-name="P41">Arrow functions</text:p>
      <text:list xml:id="list169438520" text:style-name="L10">
        <text:list-item>
          <text:p text:style-name="P42">Devem estar sempre associada a uma variável (constante).</text:p>
        </text:list-item>
      </text:list>
      <table:table table:name="Tabela4" table:style-name="Tabela4">
        <table:table-column table:style-name="Tabela4.A" table:number-columns-repeated="2"/>
        <table:table-row table:style-name="TableLine2570875054256">
          <table:table-cell table:style-name="Tabela4.A1" office:value-type="string">
            <text:list xml:id="list154853781319948" text:continue-numbering="true" text:style-name="L10">
              <text:list-item>
                <text:p text:style-name="P48"><text:span text:style-name="T8">const helloWorld = function ( ) {</text:span></text:p>
                <text:list>
                  <text:list-header>
                    <text:p text:style-name="P46">return “Hello World”;</text:p>
                  </text:list-header>
                </text:list>
                <text:p text:style-name="P48"><text:span text:style-name="T8">}</text:span></text:p>
              </text:list-item>
            </text:list>
          </table:table-cell>
          <table:table-cell table:style-name="Tabela4.A1" office:value-type="string">
            <text:list xml:id="list154852884252466" text:continue-numbering="true" text:style-name="L10">
              <text:list-item>
                <text:p text:style-name="P46"><draw:custom-shape text:anchor-type="paragraph" draw:z-index="1" draw:name="Forma2" draw:style-name="gr1" draw:text-style-name="P52" svg:width="1.403cm" svg:height="1.562cm" svg:x="5.667cm" svg:y="0.485cm"><text:p/><draw:enhanced-geometry svg:viewBox="0 0 21600 21600" draw:text-areas="0 0 21600 21600" draw:type="circular-arrow" draw:modifiers="-88.8837483294219 93.163883618880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9">c</text:span>onst helloWorld = ( ) =&gt; {</text:p>
                <text:list>
                  <text:list-header>
                    <text:p text:style-name="P46"><draw:custom-shape text:anchor-type="paragraph" draw:z-index="0" draw:name="Forma1" draw:style-name="gr2" svg:width="1.403cm" svg:height="0.345cm" svg:x="-0.868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return “Hello World”;</text:p>
                  </text:list-header>
                </text:list>
                <text:p text:style-name="P46">}</text:p>
              </text:list-item>
            </text:list>
          </table:table-cell>
        </table:table-row>
        <table:table-row table:style-name="TableLine2570875054256">
          <table:table-cell table:style-name="Tabela4.A1" table:number-columns-spanned="2" office:value-type="string">
            <text:p text:style-name="P49">Caso exista uma linha, pode dispensar as chaves e o return.</text:p>
            <text:p text:style-name="P47"><text:span text:style-name="T9">ex 1: </text:span>const helloWorld = ( ) =&gt; “Hello World”;</text:p>
            <text:p text:style-name="P49"/>
            <text:p text:style-name="P49">ex 2: const soma = (a, b) =&gt; a + b;</text:p>
            <text:p text:style-name="P49">soma (4, 6): // 10</text:p>
          </table:table-cell>
          <table:covered-table-cell/>
        </table:table-row>
        <table:table-row table:style-name="TableLine2570875054256">
          <table:table-cell table:style-name="Tabela4.A1" table:number-columns-spanned="2" office:value-type="string">
            <text:p text:style-name="P49">Caso exista apenas um parâmetro, pode dispensar os parênteses.</text:p>
            <text:p text:style-name="P49">const soma = a =&gt; a;</text:p>
            <text:p text:style-name="P49">soma (4); // 4</text:p>
          </table:table-cell>
          <table:covered-table-cell/>
        </table:table-row>
      </table:table>
      <text:p text:style-name="P41"/>
      <text:list xml:id="list3153961784" text:style-name="L12">
        <text:list-item>
          <text:p text:style-name="P43">Arrow function NÃO faz hoisting (não pode chamar a função antes de declará-la). Ela tem que ser declarada antes de ser chamada.</text:p>
        </text:list-item>
        <text:list-item>
          <text:p text:style-name="P43">“This” sempre será o objeto global. Métodos para modificar seu valor não funcionarão (call, bind, apply,..).</text:p>
        </text:list-item>
        <text:list-item>
          <text:p text:style-name="P43">Não existe o objeto arguments.</text:p>
        </text:list-item>
        <text:list-item>
          <text:p text:style-name="P43">O construtor também (ex: new MeuObjeto()) não pode ser utilizad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4:57:33.756000000</meta:creation-date>
    <dc:date>2022-04-18T15:48:51.516000000</dc:date>
    <meta:editing-duration>PT45M50S</meta:editing-duration>
    <meta:editing-cycles>9</meta:editing-cycles>
    <meta:generator>LibreOffice/7.1.3.2$Windows_X86_64 LibreOffice_project/47f78053abe362b9384784d31a6e56f8511eb1c1</meta:generator>
    <meta:document-statistic meta:table-count="6" meta:image-count="0" meta:object-count="0" meta:page-count="6" meta:paragraph-count="294" meta:word-count="1363" meta:character-count="6330" meta:non-whitespace-character-count="5468"/>
  </office:meta>
</office:document-meta>
</file>